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tient_data" table:style-name="ta1">
        <table:shapes>
          <draw:frame draw:z-index="0" draw:style-name="gr1" draw:text-style-name="P1" svg:width="453.71pt" svg:height="255.26pt" svg:x="252.17pt" svg:y="27.1pt">
            <loext:p draw:notify-on-update-of-ranges="patient_data.A1:patient_data.A1 patient_data.A2:patient_data.A11 patient_data.B1:patient_data.B1 patient_data.B2:patient_data.B11 patient_data.B12:patient_data.B12 patient_data.B13:patient_data.B22 patient_data.A13:patient_data.A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m_over_gm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0.678697481390396" calcext:value-type="float">
            <text:p>0.68</text:p>
          </table:table-cell>
          <table:table-cell office:value-type="float" office:value="78.47" calcext:value-type="float">
            <text:p>7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9144226812569" calcext:value-type="float">
            <text:p>0.71</text:p>
          </table:table-cell>
          <table:table-cell office:value-type="float" office:value="71.82" calcext:value-type="float">
            <text:p>7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032824643156" calcext:value-type="float">
            <text:p>0.67</text:p>
          </table:table-cell>
          <table:table-cell office:value-type="float" office:value="73.05" calcext:value-type="float">
            <text:p>7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260720246764" calcext:value-type="float">
            <text:p>0.67</text:p>
          </table:table-cell>
          <table:table-cell office:value-type="float" office:value="77.21" calcext:value-type="float">
            <text:p>7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9930000403932" calcext:value-type="float">
            <text:p>0.65</text:p>
          </table:table-cell>
          <table:table-cell office:value-type="float" office:value="82.38" calcext:value-type="float">
            <text:p>8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3377943831348" calcext:value-type="float">
            <text:p>0.68</text:p>
          </table:table-cell>
          <table:table-cell office:value-type="float" office:value="76.16" calcext:value-type="float">
            <text:p>7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0585804953279" calcext:value-type="float">
            <text:p>0.65</text:p>
          </table:table-cell>
          <table:table-cell office:value-type="float" office:value="81.89" calcext:value-type="float">
            <text:p>8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9370625298441" calcext:value-type="float">
            <text:p>0.70</text:p>
          </table:table-cell>
          <table:table-cell office:value-type="float" office:value="75.68" calcext:value-type="float">
            <text:p>7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8266949592416" calcext:value-type="float">
            <text:p>0.69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1085684407739" calcext:value-type="float">
            <text:p>0.67</text:p>
          </table:table-cell>
          <table:table-cell office:value-type="float" office:value="72.93" calcext:value-type="float">
            <text:p>7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float" office:value="0.814937674583251" calcext:value-type="float">
            <text:p>0.81</text:p>
          </table:table-cell>
          <table:table-cell office:value-type="float" office:value="69.42" calcext:value-type="float">
            <text:p>69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7141432454157" calcext:value-type="float">
            <text:p>0.7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3559914155226" calcext:value-type="float">
            <text:p>0.86</text:p>
          </table:table-cell>
          <table:table-cell office:value-type="float" office:value="65.94" calcext:value-type="float">
            <text:p>65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2797466584449" calcext:value-type="float">
            <text:p>0.8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4934838677985" calcext:value-type="float">
            <text:p>0.81</text:p>
          </table:table-cell>
          <table:table-cell office:value-type="float" office:value="80.12" calcext:value-type="float">
            <text:p>8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6491392209686" calcext:value-type="float">
            <text:p>0.87</text:p>
          </table:table-cell>
          <table:table-cell office:value-type="float" office:value="71.22" calcext:value-type="float">
            <text:p>71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6565531382499" calcext:value-type="float">
            <text:p>0.7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3916136981929" calcext:value-type="float">
            <text:p>0.70</text:p>
          </table:table-cell>
          <table:table-cell office:value-type="float" office:value="64.31" calcext:value-type="float">
            <text:p>64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0474577156048" calcext:value-type="float">
            <text:p>0.90</text:p>
          </table:table-cell>
          <table:table-cell office:value-type="float" office:value="85.08" calcext:value-type="float">
            <text:p>85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4364221679514" calcext:value-type="float">
            <text:p>0.85</text:p>
          </table:table-cell>
          <table:table-cell office:value-type="float" office:value="71.27" calcext:value-type="float">
            <text:p>71.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patient_data.A1:patient_data.C2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6:44:43.231695388</dc:date>
    <meta:editing-duration>PT15M37S</meta:editing-duration>
    <meta:editing-cycles>1</meta:editing-cycles>
    <meta:document-statistic meta:table-count="1" meta:cell-count="64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column-mapping="0" chart:style-name="ch1">
        <chart:legend chart:legend-position="end" svg:x="14.776cm" svg:y="3.955cm" style:legend-expansion="high" chart:style-name="ch2"/>
        <chart:plot-area chart:style-name="ch3" table:cell-range-address="patient_data.A1:patient_data.B11 patient_data.B12:patient_data.B22" chart:data-source-has-labels="both" svg:x="0.32cm" svg:y="0.18cm" svg:width="14.136cm" svg:height="8.646cm">
          <chartooo:coordinate-region svg:x="0.941cm" svg:y="0.379cm" svg:width="13.18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tient_data.B2:patient_data.B11" chart:label-cell-address="patient_data.B1:patient_data.B1" chart:class="chart:scatter">
            <chart:domain table:cell-range-address="patient_data.A2:patient_data.A11"/>
            <chart:data-point chart:repeated="10"/>
          </chart:series>
          <chart:series chart:style-name="ch8" chart:values-cell-range-address="patient_data.B13:patient_data.B22" chart:label-cell-address="patient_data.B12:patient_data.B12" chart:class="chart:scatter">
            <chart:domain table:cell-range-address="patient_data.A13:patient_data.A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C</text:p>
                <draw:g>
                  <svg:desc>patient_data.B1:patient_data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D</text:p>
                <draw:g>
                  <svg:desc>patient_data.B12:patient_data.B1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78697481390396">
                <text:p>0.678697481390396</text:p>
                <draw:g>
                  <svg:desc>patient_data.A2:patient_data.A11</svg:desc>
                </draw:g>
              </table:table-cell>
              <table:table-cell office:value-type="float" office:value="78.47">
                <text:p>78.47</text:p>
                <draw:g>
                  <svg:desc>patient_data.B2:patient_data.B11</svg:desc>
                </draw:g>
              </table:table-cell>
              <table:table-cell office:value-type="float" office:value="0.814937674583251">
                <text:p>0.814937674583251</text:p>
                <draw:g>
                  <svg:desc>patient_data.A13:patient_data.A22</svg:desc>
                </draw:g>
              </table:table-cell>
              <table:table-cell office:value-type="float" office:value="69.42">
                <text:p>69.42</text:p>
                <draw:g>
                  <svg:desc>patient_data.B13:patient_data.B22</svg:desc>
                </draw:g>
              </table:table-cell>
            </table:table-row>
            <table:table-row>
              <table:table-cell office:value-type="string"/>
              <table:table-cell office:value-type="float" office:value="0.709144226812569">
                <text:p>0.709144226812569</text:p>
              </table:table-cell>
              <table:table-cell office:value-type="float" office:value="71.82">
                <text:p>71.82</text:p>
              </table:table-cell>
              <table:table-cell office:value-type="float" office:value="0.737141432454157">
                <text:p>0.7371414324541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0.674032824643156">
                <text:p>0.674032824643156</text:p>
              </table:table-cell>
              <table:table-cell office:value-type="float" office:value="73.05">
                <text:p>73.05</text:p>
              </table:table-cell>
              <table:table-cell office:value-type="float" office:value="0.863559914155226">
                <text:p>0.863559914155226</text:p>
              </table:table-cell>
              <table:table-cell office:value-type="float" office:value="65.94">
                <text:p>65.94</text:p>
              </table:table-cell>
            </table:table-row>
            <table:table-row>
              <table:table-cell office:value-type="string"/>
              <table:table-cell office:value-type="float" office:value="0.674260720246764">
                <text:p>0.674260720246764</text:p>
              </table:table-cell>
              <table:table-cell office:value-type="float" office:value="77.21">
                <text:p>77.21</text:p>
              </table:table-cell>
              <table:table-cell office:value-type="float" office:value="0.842797466584449">
                <text:p>0.8427974665844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0.649930000403932">
                <text:p>0.649930000403932</text:p>
              </table:table-cell>
              <table:table-cell office:value-type="float" office:value="82.38">
                <text:p>82.38</text:p>
              </table:table-cell>
              <table:table-cell office:value-type="float" office:value="0.814934838677985">
                <text:p>0.814934838677985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/>
              <table:table-cell office:value-type="float" office:value="0.683377943831348">
                <text:p>0.683377943831348</text:p>
              </table:table-cell>
              <table:table-cell office:value-type="float" office:value="76.16">
                <text:p>76.16</text:p>
              </table:table-cell>
              <table:table-cell office:value-type="float" office:value="0.866491392209686">
                <text:p>0.866491392209686</text:p>
              </table:table-cell>
              <table:table-cell office:value-type="float" office:value="71.22">
                <text:p>71.22</text:p>
              </table:table-cell>
            </table:table-row>
            <table:table-row>
              <table:table-cell office:value-type="string"/>
              <table:table-cell office:value-type="float" office:value="0.650585804953279">
                <text:p>0.650585804953279</text:p>
              </table:table-cell>
              <table:table-cell office:value-type="float" office:value="81.89">
                <text:p>81.89</text:p>
              </table:table-cell>
              <table:table-cell office:value-type="float" office:value="0.726565531382499">
                <text:p>0.7265655313824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0.699370625298441">
                <text:p>0.699370625298441</text:p>
              </table:table-cell>
              <table:table-cell office:value-type="float" office:value="75.68">
                <text:p>75.68</text:p>
              </table:table-cell>
              <table:table-cell office:value-type="float" office:value="0.703916136981929">
                <text:p>0.703916136981929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/>
              <table:table-cell office:value-type="float" office:value="0.688266949592416">
                <text:p>0.688266949592416</text:p>
              </table:table-cell>
              <table:table-cell office:value-type="float" office:value="71.8">
                <text:p>71.8</text:p>
              </table:table-cell>
              <table:table-cell office:value-type="float" office:value="0.900474577156048">
                <text:p>0.900474577156048</text:p>
              </table:table-cell>
              <table:table-cell office:value-type="float" office:value="85.08">
                <text:p>85.08</text:p>
              </table:table-cell>
            </table:table-row>
            <table:table-row>
              <table:table-cell office:value-type="string"/>
              <table:table-cell office:value-type="float" office:value="0.671085684407739">
                <text:p>0.671085684407739</text:p>
              </table:table-cell>
              <table:table-cell office:value-type="float" office:value="72.93">
                <text:p>72.93</text:p>
              </table:table-cell>
              <table:table-cell office:value-type="float" office:value="0.854364221679514">
                <text:p>0.854364221679514</text:p>
              </table:table-cell>
              <table:table-cell office:value-type="float" office:value="71.27">
                <text:p>71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